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unicazione<text:line-break/><text:line-break/>Il modello delle reti si basa sul principio che lo scopo di una rete è realizzare una comunicazione tra due utenti generalmente completamente diversi l'uno dall'altro. Un esempio chiaro è quello di due manager che parlano lingue diverse e lavorano in due uffici diversi (possibilmente a grande distanza l'uno dall'altro), che vogliano comunicare tra loro. La prima cosa da capire è che, se i due utenti potessero comunicare tra loro direttamente, cioè non avessero alcun tipo di ostacolo alla loro comunicazione, lo farebbero senza bisogno di una rete. La rete serve dunque a consentire agli utenti di superare gli ostacoli che impediscono o rendono difficoltosa la loro comunicazione. Nel nostro esempio, ci sono solo due ostacoli alla comunicazione: la differenza della lingua parlata, e la distanza geografica. La rete che consente a questi due manager di comunicare non dovrà far altro che superare questi due ostacoli.<text:line-break/><text:line-break/>Il secondo principio usato nella progettazione di una rete è in realtà un principio di tutta l'informatica, ed è quello della separazione delle competenze: un sistema informatico deve essere strutturato in moduli diversi che hanno competenze distinte, o, in altre parole, che svolgono compiti diversi, e non interferiscono l'un l'altro. Nell'esempio dei due manager, una rete che li mette in comunicazione dovrà essere costituita da moduli distinti che si occupino uno solo del problema della traduzione dei messaggi da una lingua all'altra, l'altro solo del problema della trasmissione dei messaggi lungo la distanza che separa i due utenti. In generale, una rete che mette in comunicazione due utenti dovrebbe isolare in moduli diversi ciascuno dei problemi da superare per realizzare la comunicazione. Nel caso delle reti di calcolatori, si è realizzata una classificazione di tutti i tipi di problemi riscontrabili in tutti i tipi di comunicazioni possibili, in modo da poter applicare sempre lo stesso modello di rete per tutte le comunicazioni, cioè la stessa suddivisione in moduli competenti. Nelle reti, questi moduli competenti sono chiamati strati, o layer.<text:line-break/><text:line-break/>L'obiettivo della suddivisione della rete in strati che gestiscono ciascuno un singolo aspetto del lavoro, in autonomia, consiste nella possibilità di sostituire nella maniera più semplice possibile ciascuno strato, ad esempio nel caso di un aggiornamento della tecnica usata per risolvere uno specifico problema. Se scopro un sistema migliore per inviare il messaggio lungo la distanza, non voglio che l'adottare questo nuovo sistema mi costringa a rivedere il funzionamento degli altri strati, bensì desidero che essi continuino a funzionare esattamente come facevano prima.<text:line-break/><text:line-break/>Questo fa si che il metodo adottato per risolvere ciascun problema sia conosciuto da entrambi i lati della comunicazione. Ad esempio, si potrebbe risolvere il problema della lingua scoprendo la lingua parlata dal manager ricevente, e assumendo un traduttore che traduca il messaggio dalla lingua del manager emittente alla lingua del manager ricevente. Questo però costringerebbe a cambiare traduttore ogni volta che si vuole parlare con un manager di lingua diversa. Una soluzione migliore consiste nello scegliere una lingua condivisa per tutti gli utenti della rete. Cioè, ogni manager, di qualunque nazionalità, assume un traduttore capace di tradurre un messaggio dalla sua lingua alla lingua condivisa (ad esempio, la lingua condivisa potrebbe essere l'inglese, e il manager francese assumerebbe un traduttore che conosce sia il francese, sia l'inglese, mentre il manager tedesco assumerebbe un traduttore che conosce sia il tedesco sia il francese). In questo modo, una volta che i manager di tutto il mondo si sono conformati a questo standard, si potrà risolvere il problema della lingua per tutte le comunicazioni possibili. Allo stesso modo, se la segretaria del manager francese ha un apparecchio fax, e la segretaria del manager tedesco ha un apparecchio per le e-mail, le due non possono comunicare, a meno di non comprare un apparecchio che converte i fax in mail e viceversa, e ogni volta che si vuole parlare con una persona diversa bisognerà preoccuparsi di controllare che tipo di strumenti per la ricezione e l'invio dei dati usa questa persona, e dotarsi di uno strumento adatto a quel caso. Ancora una volta, basterà scegliere uno strumento condiviso da tutti per risolvere il problema, e tutte le segretarie acquisteranno una volta per tutte un apparecchio che converta la loro tecnica preferita (fax, mail, posta, ecc.) nella tecnica condivisa. Il metodo <text:soft-page-break/>adottato per risolvere il problema della comunicazione, cioè la tecnica condivisa da tutti gli utenti, è chiamato protocollo dello strato di rete, ed è di fatto l'interfaccia che consente ai due peer (pari, elementi allo stesso livello) dello stesso strato di avere una "lingua" comune.<text:line-break/><text:line-break/>Gli ultimi due concetti relativi alle reti sono i servizi e le interfacce. I servizi sono le attività che può svolgere ogni strato, il significato di ciascuna operazione che ogni strato mette a disposizione dei suoi strati superiori. Naturalmente, questi sono significati di alto livello, nessuno strato si sognerà mai di far trapelare al suo esterno i dettagli tecnici tramite i quali riesce a svolgere queste operazioni, bensì si limiterà a spiegare quali sono i risultati di queste operazioni. L'interfaccia tra due strati è l'insieme delle specifiche di comunicazione tra i due strati, cioè la lingua comune che i due strati devono parlare per poter comunicare, o, in altre parole, i dettagli che uno strato deve conoscere per poter fruire dei servizi messi a disposizione dallo strato inferiore, analogamente a quanto succede per i protocolli tra due peer dello stesso strato.<text:line-break/><text:line-break/>Tornando all'esempio precedente, il manager francese è il primo peer dello strato più alto. I suoi servizi sono ad esempio le attività che il manager svolge per la sua azienda, che è un elemento esterno alla rete, così come l'utente di un PC connesso in rete non fa parte della rete (ma il suo PC sì). L'interfaccia, allo stesso modo, non è ben definita, perché è il collegamento con l'esterno della rete. Il suo protocollo è l'insieme delle regole che caratterizzano la conversazione con il suo pari, il manager tedesco che si trova a centinaia di chilometri di distanza, ad esempio il significato di certi termini tecnici che utilizza, che deve essere conosciuto dall'altro manager affinché possa intercorrere una conversazione.<text:line-break/><text:line-break/>Il manager francese deve risolvere i suoi problemi di comunicazione, in particolare la lingua e la distanza. Per fare questo invia il proprio messaggio al suo traduttore, che è il secondo strato della rete. L'interfaccia attraverso la quale avviene questo scambio di dati sono le forme tramite le quali il manager comunica il proprio messaggio al traduttore, ad esempio consegnandogli un foglio stampato, o dettando il messaggio a voce. I servizi del traduttore sono, ad esempio, la capacità di tradurre il messaggio in una lingua comprensibile al destinatario (o almeno, questo è lo scopo finale), cioè, in una parola, risolvere il problema della lingua. Il traduttore francese deve virtualmente parlare con il traduttore tedesco, cioè entrambi i traduttori sanno dell'esistenza l'uno dell'altro, ma non comunicano direttamente tra loro, bensì modificano il messaggio in un modo che sanno essere comprensibile dall'altro. In particolare, il traduttore francese traduce il messaggio dal francese all'inglese perché sa che dall'altra parte il suo peer conosce a sua volta l'inglese. Il protocollo del secondo strato è l'insieme delle regole che rendono possibile il dialogo tra i due pari, cioè, in questo caso, la lingua inglese.<text:line-break/><text:line-break/>Affinchè il primo peer del secondo strato possa comunicare la propria traduzione in inglese al secondo peer del secondo strato, è necessario ancora risolvere il problema della distanza. Per fare questo, il traduttore francese utilizza i servizi del primo peer del terzo strato, che è il segretario addetto all'uso della posta elettronica. L'interfaccia tra secondo e terzo strato è l'insieme delle modalità tramite le quali il traduttore francese comunica al segretario francese il testo tradotto da spedire. Il servizio del segretario francese è la spedizione di un testo (al segretario importa poco cosa c'è scritto in quel testo). Il protocollo che permette al segretario francese di comunicare con il segretario tedesco è l'insieme di strumenti che usano per spedirsi i messaggi l'un l'altro, ad esempio la posta elettronica.<text:line-break/><text:line-break/>Possiamo immaginare che il terzo strato sia anche l'ultimo del nostro esempio. In una struttura di rete, l'ultimo strato è detto strato fisico, ed è quello nel quale si svolge la comunicazione diretta vera e propria: mentre i peer di tutti gli strati superiori non comunicano tra di loro direttamente, perchè in realtà comunicano con i relativi peer degli strati inferiori, i due peer dell'ultimo strato sono gli unici ad essere direttamente connessi tra di loro.<text:line-break/><text:soft-page-break/><text:line-break/>Tramite la posta elettronica, dunque, il secondo peer dello strato fisico, cioè il segretario tedesco, riceve la lettera. Naturalmente lo può fare solo perché i due peer dello strato fisico rispettano lo stesso protocollo, cioè il segretario tedesco sa che il messaggio arriverà tramite posta elettronica anziché tramite fax, o posta ordinaria. Il secondo peer dello strato fisico, poi, comunica il messaggio al secondo peer del secondo strato, cioè il traduttore tedesco, attraverso l'interfaccia secondo strato/strato fisico. Il traduttore tedesco può tradurre il messaggio in tedesco, ma solo perché esso conosce l'inglese, la lingua in cui è scritto il messaggio, cioè aderisce, così come il traduttore francese, al protocollo del secondo strato. Infine, il traduttore tedesco manda il messaggio tradotto al manager tedesco, tramite l'interfaccia tra primo e secondo strato. Anche in questo caso il manager</text:p>
      <text:p text:style-name="Standard"><text:s/>tedesco può usufruire del messaggio solo perché conosce i termini tecnici usati dal manager francese, cioè aderisce allo stesso protocollo, il protocollo del primo strato.<text:line-break/><text:line-break/>E' importante notare che le uniche cose che devono essere in comune tra i due host della rete che stanno comunicando (i due manager) sono la pila di protocolli, cioè l'insieme di protocolli utilizzati in ogni strato, e i servizi forniti da ogni strato (cioè la logica di suddivisione degli strati). All'interno di ogni sistema host, poi, le interfacce tra i vari strati e le loro implementazioni, possono essere completamente diverse. Per rimanere sull'esempio precedente, questo significa che se il manager francese detta la lettera a voce al suo traduttore, il manager tedesco è liberissimo di inviargli un fax, o una mail, o consegnargli a mano un foglio stampato. Oppure, se il segretario francese invia la mail usando un particolare software (implementazione del servizio), il segretario tedesco può riceverla usando un software completamente diverso. L'importante è che il protocollo sia lo stesso, cioè che entrambi usino una mail: se il segretario francese invia una lettera, e il segretario tedesco non controlla la posta perché è addetto ai soli fax, il messaggio non arriva a destinazione.<text:line-break/><text:line-break/><text:line-break/>Elaborazione<text:line-break/><text:line-break/>L'altro aspetto fondamentale, oltre alla comunicazione delle informazioni, nei sistemi informatici è la loro elaborazione. Esistono diverse architetture utilizzabili per strutturare un sistema che svolge l'elaborazione di un insieme di informazioni. Noi parleremo della più diffusa, anche se probabilmente non ottimizzata per tutte le situazioni, che è l'architettura di Von Neumann, secondo la quale un sistema di elaborazione è costituito da un'unità di elaborazione, un'unità di memoria, ed una unità di interfaccia. La comunicazione tra queste unità, poi, è tale che l'unità di elaborazione e l'unità di interfaccia possano comunicare solo con l'unità di memoria, e non tra di loro, mentre l'unità di memoria comunica con entrambe le altre.<text:line-break/><text:line-break/>Anche i moduli dell'architettura di Von Neumann devono rispettare il principio della separazione delle competenze: l'unità di elaborazione ha un insieme di funzioni, che costituisce la sua interfaccia esterna, e un'implementazione interna, che definisce il modo particolare in cui quel modulo realizza quelle funzioni, e che non deve trapelare al suo esterno. Lo stesso vale per l'unità di memoria e l'unità di interfaccia.<text:line-break/><text:line-break/>Ora, affinchè queste tre possano comunicare tra loro, è necessario che "parlino la stessa lingua", cioè che i concetti su cui lavorano le funzioni dell'unità di elaborazione siano comprensibili all'unità di memoria e all'unità di interfaccia. Questo non vuol dire che l'unità di memoria deve sapere esattamente come si chiamano le funzioni messe a disposizione dall'unità di elaborazione, bensì che devono esistere dei punti di contatto. Se l'unità di elaborazione (C - computation) svolge un'operazione su una struttura dati che ha la semantica di "punto dello spazio", anche l'unità di memoria (M) deve avere delle funzioni che lavorino con delle strutture dati che hanno la stessa semantica. Poi, può darsi che C abbia bisogno di implementare la semantica di punto dello spazio in un modo diverso da quello richiesto da M, e da I (interfaccia).<text:line-break/><text:soft-page-break/><text:line-break/>Questo insieme di semantiche, allora, non è altro che un protocollo comune tra C, M, ed I, che possono essere visti come gli host di una rete di comunicazione, i peer di un primo strato (strato applicativo, application layer). Allora, la domanda che probabilmente può essere venuta in mente leggendo quanto detto un attimo fa è: com'è possibile che due unità comunichino senza sapere nemmeno il nome delle funzioni che usano? La risposta sta nell'architettura della rete. Il nome delle funzioni è l'interfaccia con cui i peer dell'application layer comunicano con gli strati sovrastanti, ma abbiamo visto in precedenza che peer diversi sono liberi di implementare interfacce diverse: se il manager francese detta il messaggio a voce al suo traduttore, il manager tedesco può inviargli una mail, e non è necessario che essi conoscano questi dettagli l'uno dell'altro.<text:line-break/><text:line-break/>Ora, all'interno di uno stesso strato si possono utilizzare protocolli diversi, a seconda dei diversi servizi che può fornire uno strato. Ad esempio, nell'application layer di Internet si usa il protocollo FTP per lo scambio di file, il protocollo SMTP per lo scambio di posta elettronica, il protocollo DNS per l'assegnazione di nomi univoci agli indirizzi IP degli host, il protocollo HTTP per lo scambio di pagine nel World Wide Web, eccetera. Oppure, nel caso dell'esempio dei manager, nello strato più alto (cioè la comunicazione tra i manager) si potrà usare un protocollo tecnico e formale quando i due manager stanno parlando di argomenti relativi al loro lavoro, oppure un protocollo colloquiale e informale se stanno parlando di come hanno trascorso le vacanze, oppure un altro protocollo ancora se stanno parlando dei risultati delle loro squadre del cuore. Due host utilizzano protocolli diversi a seconda del servizio che stanno fornendo allo strato superiore.<text:line-break/><text:line-break/><text:line-break/>Ricorsione<text:line-break/><text:line-break/>Scegliendo l'architettura di Von Neumann come architettura di riferimento per tutti i sistemi di elaborazione, e ricordando che la definizione di sistema di elaborazione è estremamente ampia, per cui anche una banale funzione che somma due interi può essere considerata un sistema di elaborazione, ne deduciamo che l'architettura di Von Neumann si propaga molto in profondità all'interno della definizione delle unità principali dell'applicazione C, M e I. Questo significa che C, è a sua volta un sistema di elaborazione, e che quindi sarà a sua volta organizzato al suo interno come una macchina di Von Neumann, e lo stesso vale anche per M e per I. Naturalmente, tutto questo è funzionale ad un altro principio fondamentale dell'informatica, che è il principio "divide et impera", che impone di scomporre tutti i problemi in sistemi di sottoproblemi, fino ad arrivare ad un insieme di problemi elementari direttamente risolvibili. Questo significa che questa scomposizione ricorsiva di unità in sottounità si arresterà quando le sottounità saranno diventate così semplici da non rendere più giustificabile un'ulteriore suddivisione.<text:line-break/><text:line-break/>Tutto questo significa anche che l'architettura delle reti usata in precedenza per connettere le unità C, M e I dell'applicazione dovrà essere replicata per connettere tra loro le sottounità interne a ciascuna unità di livello superiore. Siccome, poi, dall'esterno di ogni unità non si devono conoscere i dettagli implementativi delle unità stesse, e in linea di principio nemmeno il fatto che essere sono modellate come macchine di Von Neumann, questo significa che ogni sottorete interna dovrà avere una nuova pila di protocolli. Non esiste dunque nessuna cosa come una "rete globale" che unisce tutte le sottunità dello stesso livello in nome degli stessi protocolli, bensì esistono tante sottoreti separate, ignare ciascuna della presenza dell'altra.<text:line-break/><text:line-break/><text:line-break/>Matrix<text:line-break/><text:line-break/>Proviamo ora a porre le basi per l'architettura del programma matrix. La prima cosa da fare è preoccuparsi della definizione delle unità di elaborazione, di memoria, e di interfaccia. Ciascuna <text:soft-page-break/>unità sarà caratterizzata da una semantica, che è l'insieme di funzioni messe a disposizione all'esterno dell'unità, da un'interfaccia, che è l'insieme delle modalità di accesso alle funzioni, e da un'implementazione, che è l'insieme delle tecniche attraverso le quali una unità riesce a far lavorare correttamente le proprie funzioni. Di queste, solo la semantica e l'interfaccia sono visibili all'esterno. L'implementazione deve essere tenuta nascosta, in modo che sia possibile cambiarla a piacimento, ad esempio per migliorare le prestazioni delle funzioni, senza che sia necessario modificare minimamente i loro utenti.<text:line-break/><text:line-break/>Ora, esiste un conflitto tra due significati diversi del termine interfaccia. In generale, in informatica un'interfaccia è la modalità con la quale si può accedere alle funzionalità di un oggetto. Abbiamo visto, però, che nelle reti il termine interfaccia è usato per indicare esplicitamente il collegamento tra i vari strati dell'architettura. Noi qui stiamo usando il termine interfaccia per indicare il collegamento tra due diverse unità della macchina di Von Neumann, che sono diverse dagli strati dell'architettura di rete.<text:line-break/><text:line-break/>Analogamente, i servizi dell'application layer sono un insieme di funzioni che sono progettate per la trasmissione di informazioni, mentre le funzioni di una unità sono progettate per svolgere le elaborazioni richieste dal programma. Se, ad esempio, le unità C e M sono visti come due host connessi in rete, la semantica di C non è l'insieme dei servizi dell'application layer. Questo sarebbe insensato per il semplice motivo che i servizi sono associati ad un layer intero, e non ai singoli peer che ne fanno parte. Questo significa che tutti i peer presenti nell'application layer possono svolgere lo stesso servizio (i servizi sono infatti implementati a livello di sistema operativo e schede di rete, e non di applicazione). Il nome application layer non significa che quelli sono servizi forniti da particolari applicazioni, come i browser o i programmi per la posta elettronica, bensì che sono servizi forniti dal sistema operativo (come tutti i servizi) il cui significato è direttamente legato al funzionamento delle applicazioni utente, a differenza dei servizi degli strati intermedi, che ad esempio si occupano di creazione e instradamento dei pacchetti, operazioni che l'utente non vede e di cui non si interessa.<text:line-break/><text:line-break/>Allora, l'unità di elaborazione C fornisce alcune funzionalità legate allo scopo dell'applicazione, così come un browser fornisce la funzionalità di salvare una pagina visitata tra i segnalibri. Queste funzionalità devono poter essere utilizzate da altre unità,</text:p>
      <text:p text:style-name="Standard"><text:s/>ad esempio da M. Ci sarà bisogno, allora, che M comunichi a C il comando di usare una funzione, con certi parametri. L'application layer della rete non deve mettere a disposizione il servizio di usare quel comando, perché alla rete non deve interessare cosa fanno gli host, bensì deve mette a disposizione il servizio di esecuzione di un comando in remoto. L'unità M utilizza questo servizio per chiedere all'unità C di usare una certa funzione pubblica con certi parametri, e per ricevere la risposta da C. Un altro servizio messo a disposizione dall'application layer potrebbe essere uno scambio di dati.<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ele Zamuner</meta:initial-creator>
    <meta:creation-date>2011-04-18T15:01:13.69</meta:creation-date>
    <meta:document-statistic meta:table-count="0" meta:image-count="0" meta:object-count="0" meta:page-count="5" meta:paragraph-count="3" meta:word-count="3153" meta:character-count="20421"/>
    <dc:date>2011-04-18T15:02:54.14</dc:date>
    <dc:creator>Michele Zamuner</dc:creator>
    <meta:editing-duration>PT00H01M40S</meta:editing-duration>
    <meta:editing-cycles>1</meta:editing-cycles>
    <meta:generator>OpenOffice.org/3.2$Win32 OpenOffice.org_project/320m18$Build-9502</meta:generator>
  </office:meta>
</office:document-meta>
</file>